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3063in"/>
    </style:style>
    <style:style style:name="co3" style:family="table-column">
      <style:table-column-properties fo:break-before="auto" style:column-width="1.4307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4437in"/>
    </style:style>
    <style:style style:name="co6" style:family="table-column">
      <style:table-column-properties fo:break-before="auto" style:column-width="1.2492in"/>
    </style:style>
    <style:style style:name="co7" style:family="table-column">
      <style:table-column-properties fo:break-before="auto" style:column-width="0.83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resh_20_Frozen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sh Frozen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UniSp2</text:p>
          </table:table-cell>
          <table:table-cell office:value-type="string" calcext:value-type="string">
            <text:p>UniSp4</text:p>
          </table:table-cell>
          <table:table-cell office:value-type="string" calcext:value-type="string">
            <text:p>UniSp6</text:p>
          </table:table-cell>
          <table:table-cell office:value-type="string" calcext:value-type="string">
            <text:p>cel-miR-39-3p</text:p>
          </table:table-cell>
          <table:table-cell office:value-type="string" calcext:value-type="string">
            <text:p>UniSp3_IPC</text:p>
          </table:table-cell>
          <table:table-cell table:number-columns-repeated="1019"/>
        </table:table-row>
        <table:table-row table:style-name="ro1">
          <table:table-cell office:value-type="float" office:value="26.355257946744" calcext:value-type="float">
            <text:p>26.355257946744</text:p>
          </table:table-cell>
          <table:table-cell office:value-type="float" office:value="33.435257946744" calcext:value-type="float">
            <text:p>33.435257946744</text:p>
          </table:table-cell>
          <table:table-cell office:value-type="float" office:value="18.3485160790391" calcext:value-type="float">
            <text:p>18.3485160790391</text:p>
          </table:table-cell>
          <table:table-cell office:value-type="float" office:value="26.8585160790391" calcext:value-type="float">
            <text:p>26.8585160790391</text:p>
          </table:table-cell>
          <table:table-cell office:value-type="float" office:value="18.9185160790391" calcext:value-type="float">
            <text:p>18.9185160790391</text:p>
          </table:table-cell>
          <table:table-cell table:number-columns-repeated="1019"/>
        </table:table-row>
        <table:table-row table:style-name="ro1">
          <table:table-cell office:value-type="float" office:value="25.8940920966038" calcext:value-type="float">
            <text:p>25.8940920966038</text:p>
          </table:table-cell>
          <table:table-cell office:value-type="float" office:value="33.4840920966038" calcext:value-type="float">
            <text:p>33.4840920966038</text:p>
          </table:table-cell>
          <table:table-cell office:value-type="float" office:value="18.7885160790391" calcext:value-type="float">
            <text:p>18.7885160790391</text:p>
          </table:table-cell>
          <table:table-cell office:value-type="float" office:value="27.1685160790391" calcext:value-type="float">
            <text:p>27.1685160790391</text:p>
          </table:table-cell>
          <table:table-cell office:value-type="float" office:value="18.8785160790391" calcext:value-type="float">
            <text:p>18.8785160790391</text:p>
          </table:table-cell>
          <table:table-cell table:number-columns-repeated="1019"/>
        </table:table-row>
        <table:table-row table:style-name="ro1">
          <table:table-cell office:value-type="float" office:value="24.7254439247635" calcext:value-type="float">
            <text:p>24.7254439247635</text:p>
          </table:table-cell>
          <table:table-cell office:value-type="float" office:value="32.5254439247635" calcext:value-type="float">
            <text:p>32.5254439247635</text:p>
          </table:table-cell>
          <table:table-cell office:value-type="float" office:value="19.5189054005074" calcext:value-type="float">
            <text:p>19.5189054005074</text:p>
          </table:table-cell>
          <table:table-cell office:value-type="float" office:value="27.7689054005074" calcext:value-type="float">
            <text:p>27.7689054005074</text:p>
          </table:table-cell>
          <table:table-cell office:value-type="float" office:value="18.7689054005074" calcext:value-type="float">
            <text:p>18.7689054005074</text:p>
          </table:table-cell>
          <table:table-cell table:number-columns-repeated="1019"/>
        </table:table-row>
        <table:table-row table:style-name="ro1">
          <table:table-cell office:value-type="float" office:value="25.4617134220471" calcext:value-type="float">
            <text:p>25.4617134220471</text:p>
          </table:table-cell>
          <table:table-cell office:value-type="float" office:value="32.7317134220471" calcext:value-type="float">
            <text:p>32.7317134220471</text:p>
          </table:table-cell>
          <table:table-cell office:value-type="float" office:value="18.6985160790391" calcext:value-type="float">
            <text:p>18.6985160790391</text:p>
          </table:table-cell>
          <table:table-cell office:value-type="float" office:value="27.0785160790391" calcext:value-type="float">
            <text:p>27.0785160790391</text:p>
          </table:table-cell>
          <table:table-cell office:value-type="float" office:value="18.8985160790391" calcext:value-type="float">
            <text:p>18.8985160790391</text:p>
          </table:table-cell>
          <table:table-cell table:number-columns-repeated="1019"/>
        </table:table-row>
        <table:table-row table:style-name="ro1">
          <table:table-cell office:value-type="float" office:value="26.0079341628982" calcext:value-type="float">
            <text:p>26.0079341628982</text:p>
          </table:table-cell>
          <table:table-cell office:value-type="float" office:value="33.2379341628982" calcext:value-type="float">
            <text:p>33.2379341628982</text:p>
          </table:table-cell>
          <table:table-cell office:value-type="float" office:value="19.1985160790391" calcext:value-type="float">
            <text:p>19.1985160790391</text:p>
          </table:table-cell>
          <table:table-cell office:value-type="float" office:value="27.7085160790391" calcext:value-type="float">
            <text:p>27.7085160790391</text:p>
          </table:table-cell>
          <table:table-cell office:value-type="float" office:value="18.8685160790391" calcext:value-type="float">
            <text:p>18.8685160790391</text:p>
          </table:table-cell>
          <table:table-cell table:number-columns-repeated="1019"/>
        </table:table-row>
        <table:table-row table:style-name="ro1">
          <table:table-cell office:value-type="float" office:value="27.0392457108697" calcext:value-type="float">
            <text:p>27.0392457108697</text:p>
          </table:table-cell>
          <table:table-cell office:value-type="float" office:value="34.4792457108697" calcext:value-type="float">
            <text:p>34.4792457108697</text:p>
          </table:table-cell>
          <table:table-cell office:value-type="float" office:value="19.5989054005074" calcext:value-type="float">
            <text:p>19.5989054005074</text:p>
          </table:table-cell>
          <table:table-cell office:value-type="float" office:value="27.9289054005074" calcext:value-type="float">
            <text:p>27.9289054005074</text:p>
          </table:table-cell>
          <table:table-cell office:value-type="float" office:value="18.7489054005074" calcext:value-type="float">
            <text:p>18.7489054005074</text:p>
          </table:table-cell>
          <table:table-cell table:number-columns-repeated="1019"/>
        </table:table-row>
        <table:table-row table:style-name="ro1">
          <table:table-cell office:value-type="float" office:value="25.8119130597789" calcext:value-type="float">
            <text:p>25.8119130597789</text:p>
          </table:table-cell>
          <table:table-cell office:value-type="float" office:value="32.7719130597789" calcext:value-type="float">
            <text:p>32.7719130597789</text:p>
          </table:table-cell>
          <table:table-cell office:value-type="float" office:value="18.731619527315" calcext:value-type="float">
            <text:p>18.731619527315</text:p>
          </table:table-cell>
          <table:table-cell office:value-type="float" office:value="26.881619527315" calcext:value-type="float">
            <text:p>26.88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5.1535611818305" calcext:value-type="float">
            <text:p>25.1535611818305</text:p>
          </table:table-cell>
          <table:table-cell office:value-type="float" office:value="31.7635611818305" calcext:value-type="float">
            <text:p>31.7635611818305</text:p>
          </table:table-cell>
          <table:table-cell office:value-type="float" office:value="18.361619527315" calcext:value-type="float">
            <text:p>18.361619527315</text:p>
          </table:table-cell>
          <table:table-cell office:value-type="float" office:value="26.751619527315" calcext:value-type="float">
            <text:p>26.751619527315</text:p>
          </table:table-cell>
          <table:table-cell office:value-type="float" office:value="18.671619527315" calcext:value-type="float">
            <text:p>18.671619527315</text:p>
          </table:table-cell>
          <table:table-cell table:number-columns-repeated="1019"/>
        </table:table-row>
        <table:table-row table:style-name="ro1">
          <table:table-cell office:value-type="float" office:value="25.6973685302072" calcext:value-type="float">
            <text:p>25.6973685302072</text:p>
          </table:table-cell>
          <table:table-cell office:value-type="float" office:value="33.4073685302072" calcext:value-type="float">
            <text:p>33.4073685302072</text:p>
          </table:table-cell>
          <table:table-cell office:value-type="float" office:value="18.561619527315" calcext:value-type="float">
            <text:p>18.561619527315</text:p>
          </table:table-cell>
          <table:table-cell office:value-type="float" office:value="26.961619527315" calcext:value-type="float">
            <text:p>26.961619527315</text:p>
          </table:table-cell>
          <table:table-cell office:value-type="float" office:value="18.781619527315" calcext:value-type="float">
            <text:p>18.781619527315</text:p>
          </table:table-cell>
          <table:table-cell table:number-columns-repeated="1019"/>
        </table:table-row>
        <table:table-row table:style-name="ro1">
          <table:table-cell office:value-type="float" office:value="25.4269973369561" calcext:value-type="float">
            <text:p>25.4269973369561</text:p>
          </table:table-cell>
          <table:table-cell office:value-type="float" office:value="33.2869973369561" calcext:value-type="float">
            <text:p>33.2869973369561</text:p>
          </table:table-cell>
          <table:table-cell office:value-type="float" office:value="18.651619527315" calcext:value-type="float">
            <text:p>18.651619527315</text:p>
          </table:table-cell>
          <table:table-cell office:value-type="float" office:value="27.071619527315" calcext:value-type="float">
            <text:p>27.071619527315</text:p>
          </table:table-cell>
          <table:table-cell office:value-type="float" office:value="18.631619527315" calcext:value-type="float">
            <text:p>18.631619527315</text:p>
          </table:table-cell>
          <table:table-cell table:number-columns-repeated="1019"/>
        </table:table-row>
        <table:table-row table:style-name="ro1">
          <table:table-cell office:value-type="float" office:value="25.6637552657807" calcext:value-type="float">
            <text:p>25.6637552657807</text:p>
          </table:table-cell>
          <table:table-cell office:value-type="float" office:value="33.4037552657807" calcext:value-type="float">
            <text:p>33.4037552657807</text:p>
          </table:table-cell>
          <table:table-cell office:value-type="float" office:value="18.4785160790391" calcext:value-type="float">
            <text:p>18.4785160790391</text:p>
          </table:table-cell>
          <table:table-cell office:value-type="float" office:value="27.0085160790391" calcext:value-type="float">
            <text:p>27.0085160790391</text:p>
          </table:table-cell>
          <table:table-cell office:value-type="float" office:value="19.1085160790391" calcext:value-type="float">
            <text:p>19.1085160790391</text:p>
          </table:table-cell>
          <table:table-cell table:number-columns-repeated="1019"/>
        </table:table-row>
        <table:table-row table:style-name="ro1">
          <table:table-cell office:value-type="float" office:value="26.9567024567212" calcext:value-type="float">
            <text:p>26.9567024567212</text:p>
          </table:table-cell>
          <table:table-cell office:value-type="float" office:value="34.1167024567212" calcext:value-type="float">
            <text:p>34.1167024567212</text:p>
          </table:table-cell>
          <table:table-cell office:value-type="float" office:value="19.6489054005074" calcext:value-type="float">
            <text:p>19.6489054005074</text:p>
          </table:table-cell>
          <table:table-cell office:value-type="float" office:value="27.8489054005074" calcext:value-type="float">
            <text:p>27.8489054005074</text:p>
          </table:table-cell>
          <table:table-cell office:value-type="float" office:value="18.5389054005074" calcext:value-type="float">
            <text:p>18.5389054005074</text:p>
          </table:table-cell>
          <table:table-cell table:number-columns-repeated="1019"/>
        </table:table-row>
        <table:table-row table:style-name="ro1">
          <table:table-cell office:value-type="float" office:value="25.2760845582732" calcext:value-type="float">
            <text:p>25.2760845582732</text:p>
          </table:table-cell>
          <table:table-cell office:value-type="float" office:value="32.4460845582732" calcext:value-type="float">
            <text:p>32.4460845582732</text:p>
          </table:table-cell>
          <table:table-cell office:value-type="float" office:value="18.781619527315" calcext:value-type="float">
            <text:p>18.781619527315</text:p>
          </table:table-cell>
          <table:table-cell office:value-type="float" office:value="26.971619527315" calcext:value-type="float">
            <text:p>26.97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5.7561598473634" calcext:value-type="float">
            <text:p>25.7561598473634</text:p>
          </table:table-cell>
          <table:table-cell office:value-type="float" office:value="33.0161598473634" calcext:value-type="float">
            <text:p>33.0161598473634</text:p>
          </table:table-cell>
          <table:table-cell office:value-type="float" office:value="18.561619527315" calcext:value-type="float">
            <text:p>18.561619527315</text:p>
          </table:table-cell>
          <table:table-cell office:value-type="float" office:value="26.831619527315" calcext:value-type="float">
            <text:p>26.831619527315</text:p>
          </table:table-cell>
          <table:table-cell office:value-type="float" office:value="18.621619527315" calcext:value-type="float">
            <text:p>18.621619527315</text:p>
          </table:table-cell>
          <table:table-cell table:number-columns-repeated="1019"/>
        </table:table-row>
        <table:table-row table:style-name="ro1">
          <table:table-cell office:value-type="float" office:value="27.4199313002276" calcext:value-type="float">
            <text:p>27.4199313002276</text:p>
          </table:table-cell>
          <table:table-cell office:value-type="float" office:value="35.0999313002276" calcext:value-type="float">
            <text:p>35.0999313002276</text:p>
          </table:table-cell>
          <table:table-cell office:value-type="float" office:value="18.821619527315" calcext:value-type="float">
            <text:p>18.821619527315</text:p>
          </table:table-cell>
          <table:table-cell office:value-type="float" office:value="27.121619527315" calcext:value-type="float">
            <text:p>27.12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6.4348938009488" calcext:value-type="float">
            <text:p>26.4348938009488</text:p>
          </table:table-cell>
          <table:table-cell office:value-type="float" office:value="34.5748938009488" calcext:value-type="float">
            <text:p>34.5748938009488</text:p>
          </table:table-cell>
          <table:table-cell office:value-type="float" office:value="18.731619527315" calcext:value-type="float">
            <text:p>18.731619527315</text:p>
          </table:table-cell>
          <table:table-cell office:value-type="float" office:value="27.211619527315" calcext:value-type="float">
            <text:p>27.211619527315</text:p>
          </table:table-cell>
          <table:table-cell office:value-type="float" office:value="18.641619527315" calcext:value-type="float">
            <text:p>18.641619527315</text:p>
          </table:table-cell>
          <table:table-cell table:number-columns-repeated="1019"/>
        </table:table-row>
        <table:table-row table:style-name="ro1">
          <table:table-cell office:value-type="float" office:value="26.6973212347567" calcext:value-type="float">
            <text:p>26.6973212347567</text:p>
          </table:table-cell>
          <table:table-cell office:value-type="float" office:value="34.6373212347568" calcext:value-type="float">
            <text:p>34.6373212347568</text:p>
          </table:table-cell>
          <table:table-cell office:value-type="float" office:value="18.5685160790391" calcext:value-type="float">
            <text:p>18.5685160790391</text:p>
          </table:table-cell>
          <table:table-cell office:value-type="float" office:value="26.7285160790391" calcext:value-type="float">
            <text:p>26.7285160790391</text:p>
          </table:table-cell>
          <table:table-cell office:value-type="float" office:value="19.1485160790391" calcext:value-type="float">
            <text:p>19.1485160790391</text:p>
          </table:table-cell>
          <table:table-cell table:number-columns-repeated="1019"/>
        </table:table-row>
        <table:table-row table:style-name="ro1">
          <table:table-cell office:value-type="float" office:value="25.5242521606976" calcext:value-type="float">
            <text:p>25.5242521606976</text:p>
          </table:table-cell>
          <table:table-cell office:value-type="float" office:value="32.8442521606976" calcext:value-type="float">
            <text:p>32.8442521606976</text:p>
          </table:table-cell>
          <table:table-cell office:value-type="float" office:value="19.5789054005074" calcext:value-type="float">
            <text:p>19.5789054005074</text:p>
          </table:table-cell>
          <table:table-cell office:value-type="float" office:value="27.6189054005074" calcext:value-type="float">
            <text:p>27.6189054005074</text:p>
          </table:table-cell>
          <table:table-cell office:value-type="float" office:value="18.6889054005074" calcext:value-type="float">
            <text:p>18.6889054005074</text:p>
          </table:table-cell>
          <table:table-cell table:number-columns-repeated="1019"/>
        </table:table-row>
        <table:table-row table:style-name="ro1">
          <table:table-cell office:value-type="float" office:value="25.5283234843665" calcext:value-type="float">
            <text:p>25.5283234843665</text:p>
          </table:table-cell>
          <table:table-cell office:value-type="float" office:value="32.4583234843665" calcext:value-type="float">
            <text:p>32.4583234843665</text:p>
          </table:table-cell>
          <table:table-cell office:value-type="float" office:value="19.5989054005074" calcext:value-type="float">
            <text:p>19.5989054005074</text:p>
          </table:table-cell>
          <table:table-cell office:value-type="float" office:value="27.9189054005074" calcext:value-type="float">
            <text:p>27.9189054005074</text:p>
          </table:table-cell>
          <table:table-cell office:value-type="float" office:value="18.7389054005074" calcext:value-type="float">
            <text:p>18.7389054005074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resh_20_Frozen" style:display-name="PageStyle_Fresh Froz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09:28:04</meta:creation-date>
    <meta:initial-creator>PPET0123</meta:initial-creator>
    <dc:language>en-US</dc:language>
    <dc:date>2022-09-09T22:25:46.986880014</dc:date>
    <meta:editing-cycles>3</meta:editing-cycles>
    <meta:editing-duration>PT27S</meta:editing-duration>
    <meta:generator>LibreOffice/7.3.5.2$Linux_X86_64 LibreOffice_project/30$Build-2</meta:generator>
    <meta:document-statistic meta:table-count="1" meta:cell-count="100" meta:object-count="0"/>
    <meta:user-defined meta:name="AppVersion">15.0000</meta:user-defined>
  </office:meta>
</office:document-meta>
</file>